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font-style="italic" style:font-style-asian="italic"/>
    </style:style>
    <style:style style:name="P15" style:parent-style-name="Standard" style:family="paragraph">
      <style:paragraph-properties fo:widows="2" fo:orphans="2" fo:margin-bottom="0in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widows="2" fo:orphans="2"/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widows="2" fo:orphans="2" fo:margin-bottom="0in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widows="2" fo:orphans="2" fo:margin-bottom="0in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widows="2" fo:orphans="2" fo:margin-bottom="0in"/>
    </style:style>
    <style:style style:name="P27" style:parent-style-name="Standard" style:family="paragraph">
      <style:paragraph-properties fo:widows="2" fo:orphans="2" fo:margin-bottom="0in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paragraph-properties fo:widows="2" fo:orphans="2" fo:margin-bottom="0in"/>
    </style:style>
    <style:style style:name="P31" style:parent-style-name="Standard" style:family="paragraph">
      <style:paragraph-properties fo:widows="2" fo:orphans="2" fo:margin-bottom="0in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paragraph-properties fo:widows="2" fo:orphans="2" fo:margin-bottom="0in"/>
    </style:style>
    <style:style style:name="T34" style:parent-style-name="Policepardéfaut" style:family="text">
      <style:text-properties fo:color="#000000"/>
    </style:style>
    <style:style style:name="T35" style:parent-style-name="Policepardéfaut" style:family="text">
      <style:text-properties fo:color="#000000"/>
    </style:style>
    <style:style style:name="P36" style:parent-style-name="Standard" style:family="paragraph">
      <style:paragraph-properties fo:widows="2" fo:orphans="2" fo:margin-bottom="0in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paragraph-properties fo:widows="2" fo:orphans="2"/>
    </style:style>
    <style:style style:name="T39" style:parent-style-name="Policepardéfaut" style:family="text">
      <style:text-properties fo:color="#000000"/>
    </style:style>
    <style:style style:name="P40" style:parent-style-name="Standard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family="paragraph">
      <style:paragraph-properties fo:widows="2" fo:orphans="2" fo:margin-bottom="0in"/>
    </style:style>
    <style:style style:name="T43" style:parent-style-name="Policepardéfaut" style:family="text">
      <style:text-properties fo:color="#000000"/>
    </style:style>
    <style:style style:name="P44" style:parent-style-name="Standard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paragraph-properties fo:widows="2" fo:orphans="2" fo:margin-bottom="0in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paragraph-properties fo:widows="2" fo:orphans="2"/>
    </style:style>
    <style:style style:name="T49" style:parent-style-name="Policepardéfaut" style:family="text">
      <style:text-properties fo:color="#000000"/>
    </style:style>
    <style:style style:name="T50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widows="2" fo:orphans="2" fo:margin-bottom="0in"/>
    </style:style>
    <style:style style:name="P53" style:parent-style-name="Standard" style:family="paragraph">
      <style:paragraph-properties fo:widows="2" fo:orphans="2" fo:margin-bottom="0in"/>
    </style:style>
    <style:style style:name="P54" style:parent-style-name="Standard" style:family="paragraph">
      <style:paragraph-properties fo:widows="2" fo:orphans="2" fo:margin-bottom="0in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P59" style:parent-style-name="Standard" style:family="paragraph">
      <style:paragraph-properties fo:widows="2" fo:orphans="2" fo:margin-bottom="0in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color="#000000"/>
    </style:style>
    <style:style style:name="T62" style:parent-style-name="Policepardéfaut" style:family="text">
      <style:text-properties fo:font-weight="bold" style:font-weight-asian="bold"/>
    </style:style>
    <style:style style:name="T63" style:parent-style-name="Policepardéfaut" style:family="text">
      <style:text-properties fo:color="#000000"/>
    </style:style>
    <style:style style:name="P64" style:parent-style-name="Standard" style:family="paragraph">
      <style:paragraph-properties fo:widows="2" fo:orphans="2"/>
    </style:style>
    <style:style style:name="T65" style:parent-style-name="Policepardéfaut" style:family="text">
      <style:text-properties fo:color="#000000"/>
    </style:style>
    <style:style style:name="T66" style:parent-style-name="Policepardéfaut" style:family="text">
      <style:text-properties fo:color="#000000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4 variables de disponibilité alimentaire. Ces 4 variables sont<text:s/></text:span><text:span text:style-name="T12">exprimées dans des unités bien spécifiques, qui sont précisées directement dans le nom de la variable.<text:s/></text:span>À<text:span text:style-name="T13"><text:s/>noter cependant q</text:span>ue la notation<text:s/><text:span text:style-name="T14">kcal</text:span><text:s/>est un abus de langage, elle correspond à une calorie réelle.</text:p>
            </text:list-item>
            <text:list-item>
              <text:p text:style-name="P15"><text:span text:style-name="T16">10 variables qui précisent les utilisations/moyens d</text:span><text:span text:style-name="T17">’acquisition de la disponibilité alimentaire. Elles sont toutes exprimées en<text:s/></text:span><text:span text:style-name="T18">milliers de tonnes</text:span><text:span text:style-name="T19">.</text:span></text:p>
            </text:list-item>
            <text:list-item>
              <text:p text:style-name="P20"><text:span text:style-name="T21">Enfin, une variable type qui précise si le produit est d’origine animale ou végétale.</text:span></text:p>
            </text:list-item>
          </text:list>
        </text:list-item>
        <text:list-item>
          <text:p text:style-name="P22"><text:span text:style-name="T23">Un fichier d’insécurité alimentaire, qui inclut :</text:span></text:p>
          <text:list text:continue-numbering="true">
            <text:list-item>
              <text:p text:style-name="P24"><text:span text:style-name="T25">Le pays.</text:span></text:p>
            </text:list-item>
            <text:list-item>
              <text:p text:style-name="P26">Intervalle d’années.</text:p>
            </text:list-item>
            <text:list-item>
              <text:p text:style-name="P27"><text:span text:style-name="T28">Le</text:span><text:s/><text:span text:style-name="T29">nombre de personnes en sous-alimentation en millions d’habitants<text:s/></text:span>(ex. : pour l’intervalle 2016-2018, le nombre de personnes correspond à la moyenne sur ces 3 années, on peut le résumer en 2017).</text:p>
            </text:list-item>
          </text:list>
        </text:list-item>
      </text:list>
      <text:p text:style-name="P30"/>
      <text:list text:style-name="WWNum2" text:continue-numbering="true">
        <text:list-item>
          <text:p text:style-name="P31"><text:span text:style-name="T32">Un fichier de population qui inclut :</text:span></text:p>
          <text:list text:continue-numbering="true">
            <text:list-item>
              <text:p text:style-name="P33"><text:span text:style-name="T34">Le<text:s/></text:span><text:span text:style-name="T35">pays.</text:span></text:p>
            </text:list-item>
            <text:list-item>
              <text:p text:style-name="P36"><text:span text:style-name="T37">L’année.</text:span></text:p>
            </text:list-item>
            <text:list-item>
              <text:p text:style-name="P38"><text:span text:style-name="T39">La population du pays, exprimée en milliers d’habitant</text:span>s.</text:p>
            </text:list-item>
          </text:list>
        </text:list-item>
        <text:list-item>
          <text:p text:style-name="P40"><text:span text:style-name="T41">Un fichier d’aide alimentaire qui contient :</text:span></text:p>
          <text:list text:continue-numbering="true">
            <text:list-item>
              <text:p text:style-name="P42"><text:span text:style-name="T43">Le pays bénéficiaire.</text:span></text:p>
            </text:list-item>
            <text:list-item>
              <text:p text:style-name="P44"><text:span text:style-name="T45">L’année.</text:span></text:p>
            </text:list-item>
            <text:list-item>
              <text:p text:style-name="P46"><text:span text:style-name="T47">Le produit.</text:span></text:p>
            </text:list-item>
            <text:list-item>
              <text:p text:style-name="P48"><text:span text:style-name="T49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50">http://www.fao.org/faostat/fr/#data</text:span></text:a></text:p>
      <text:p text:style-name="Standard"/>
      <text:p text:style-name="Standard"><text:span text:style-name="T51">Notes de mes précédentes recherches</text:span></text:p>
      <text:list text:style-name="WWNum1">
        <text:list-item>
          <text:p text:style-name="P52">La disponibilité alimentaire correspond à la disponibilité d'aliments en quantité suffisante et d'une qualité appropriée pour l’alimentation humaine.</text:p>
        </text:list-item>
        <text:list-item>
          <text:p text:style-name="P53">La disponibilité intérieure correspond à la<text:s/>disponibilité totale d’un aliment au sein du pays.</text:p>
        </text:list-item>
        <text:list-item>
          <text:p text:style-name="P54"><text:span text:style-name="T55">Il y a un lien logique entre l’ensemble des 10 variables exprimées en milliers de tonnes sur les utilisations de la disponibilité intérieure, qui peut s’exprimer avec une équation du type : A1 + A2 + … = d</text:span><text:span text:style-name="T56">isponibilité intérieure = B1 + B2 + …</text:span><text:span text:style-name="T57"><text:line-break/></text:span><text:span text:style-name="T58">Mais je ne me souviens plus exactement !</text:span></text:p>
        </text:list-item>
        <text:list-item>
          <text:p text:style-name="P59"><text:span text:style-name="T60">Lors de mes recherches, j’ai découvert des chiffres intéressants sur l’utilisation des céréales, notamment la répartition</text:span><text:s/>entre l’<text:span text:style-name="T61">alimentation humaine (colonne<text:s/></text:span><text:span text:style-name="T62">Nourriture</text:span>) et l’<text:span text:style-name="T63">alimentation pour animaux. La liste des céréales peut être trouvée<text:s/></text:span>en allant fouiller un peu dans l’onglet Bilans alimentaires, sur le lien juste ci-dessus.</text:p>
        </text:list-item>
        <text:list-item>
          <text:p text:style-name="P64"><text:span text:style-name="T65">Enfin, je me souviens d’un exemple étonnant d’utilisation du manioc par la Thaïlande aux égards de<text:s/></text:span><text:span text:style-name="T66">la proportion de personnes en sous-nutrition. Il serait intéressant d’aller à nouveau y jeter un coup d’œil, 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en</meta:initial-creator>
    <dc:creator>Yoann Le Voguer</dc:creator>
    <meta:creation-date>2021-08-30T08:36:00Z</meta:creation-date>
    <dc:date>2022-07-15T17:03:00Z</dc:date>
    <meta:template xlink:href="Normal.dotm" xlink:type="simple"/>
    <meta:editing-cycles>4</meta:editing-cycles>
    <meta:editing-duration>PT180S</meta:editing-duration>
    <meta:document-statistic meta:page-count="2" meta:paragraph-count="5" meta:word-count="396" meta:character-count="2575" meta:row-count="18" meta:non-whitespace-character-count="2184"/>
  </office:meta>
</office:document-meta>
</file>